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8624" calcext:value-type="float">
            <text:p>60.6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6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908" calcext:value-type="float">
            <text:p>61.2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8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4496" calcext:value-type="float">
            <text:p>63.4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8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87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3464" calcext:value-type="float">
            <text:p>61.2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8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8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8264" calcext:value-type="float">
            <text:p>61.5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8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0872" calcext:value-type="float">
            <text:p>61.8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7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9952" calcext:value-type="float">
            <text:p>62.0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7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77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2272" calcext:value-type="float">
            <text:p>61.6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7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6488" calcext:value-type="float">
            <text:p>61.8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7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9872" calcext:value-type="float">
            <text:p>69.0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9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7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